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62.39pt"/>
    </style:style>
    <style:style style:name="ro1" style:family="table-row">
      <style:table-row-properties style:row-height="28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4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number-columns-repeated="984" table:default-cell-style-name="ce40"/>
        <table:table-column table:style-name="co7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table:number-columns-repeated="985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2]+[.V2]" office:value-type="float" office:value="650" calcext:value-type="float">
            <text:p>650.00</text:p>
          </table:table-cell>
          <table:table-cell table:style-name="ce8" office:value-type="float" office:value="460" calcext:value-type="float">
            <text:p>460</text:p>
          </table:table-cell>
          <table:table-cell table:style-name="ce9" table:formula="of:=[.$AG2]-[.$AH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2]*[.AL2]" office:value-type="float" office:value="750" calcext:value-type="float">
            <text:p>750.00</text:p>
          </table:table-cell>
          <table:table-cell table:style-name="ce11" table:formula="of:=[.AD2]+[.AE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3]+[.V3]" office:value-type="float" office:value="650" calcext:value-type="float">
            <text:p>650.00</text:p>
          </table:table-cell>
          <table:table-cell table:style-name="ce8" office:value-type="float" office:value="460" calcext:value-type="float">
            <text:p>460</text:p>
          </table:table-cell>
          <table:table-cell table:style-name="ce8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3]*[.AL3]" office:value-type="float" office:value="750" calcext:value-type="float">
            <text:p>750.00</text:p>
          </table:table-cell>
          <table:table-cell table:style-name="ce11" table:formula="of:=[.AD3]+[.AE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4]+[.V4]" office:value-type="float" office:value="650" calcext:value-type="float">
            <text:p>650.00</text:p>
          </table:table-cell>
          <table:table-cell table:style-name="ce8" office:value-type="float" office:value="460" calcext:value-type="float">
            <text:p>460</text:p>
          </table:table-cell>
          <table:table-cell table:style-name="ce8" table:formula="of:=[.$AG4]-[.$AH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4]*[.AL4]" office:value-type="float" office:value="750" calcext:value-type="float">
            <text:p>750.00</text:p>
          </table:table-cell>
          <table:table-cell table:style-name="ce11" table:formula="of:=[.AD4]+[.AE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office:value-type="float" office:value="100" calcext:value-type="float">
            <text:p>10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A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G5]-[.$AH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K5]*[.AL5]" office:value-type="float" office:value="480" calcext:value-type="float">
            <text:p>480.00</text:p>
          </table:table-cell>
          <table:table-cell table:style-name="ce19" table:formula="of:=[.AD5]+[.AE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A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K6]*[.AL6]" office:value-type="float" office:value="480" calcext:value-type="float">
            <text:p>480.00</text:p>
          </table:table-cell>
          <table:table-cell table:style-name="ce28" table:formula="of:=[.AD6]+[.AE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A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G7]-[.$AH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C7])*351+(0.6*351)" office:value-type="float" office:value="687.96" calcext:value-type="float">
            <text:p>687.96</text:p>
          </table:table-cell>
          <table:table-cell table:style-name="ce18" table:formula="of:=[.AK7]*[.AL7]" office:value-type="float" office:value="480" calcext:value-type="float">
            <text:p>480.00</text:p>
          </table:table-cell>
          <table:table-cell table:style-name="ce19" table:formula="of:=[.AD7]+[.AE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M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A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G8]-[.$AH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C8])*351+(0.6*351)" office:value-type="float" office:value="687.96" calcext:value-type="float">
            <text:p>687.96</text:p>
          </table:table-cell>
          <table:table-cell table:style-name="ce10" table:formula="of:=[.AK8]*[.AL8]" office:value-type="float" office:value="480" calcext:value-type="float">
            <text:p>480.00</text:p>
          </table:table-cell>
          <table:table-cell table:style-name="ce11" table:formula="of:=[.AD8]+[.AE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M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A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G9]-[.$AH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K9]*[.AL9]" office:value-type="float" office:value="925.909090909091" calcext:value-type="float">
            <text:p>925.91</text:p>
          </table:table-cell>
          <table:table-cell table:style-name="ce19" table:formula="of:=[.AD9]+[.AE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M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0]*[.AL10]" office:value-type="float" office:value="925.909090909091" calcext:value-type="float">
            <text:p>925.91</text:p>
          </table:table-cell>
          <table:table-cell table:style-name="ce11" table:formula="of:=[.AD10]+[.AE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M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1]*[.AL11]" office:value-type="float" office:value="925.909090909091" calcext:value-type="float">
            <text:p>925.91</text:p>
          </table:table-cell>
          <table:table-cell table:style-name="ce11" table:formula="of:=[.AD11]+[.AE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M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2]-[.$AH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2]*[.AL12]" office:value-type="float" office:value="925.909090909091" calcext:value-type="float">
            <text:p>925.91</text:p>
          </table:table-cell>
          <table:table-cell table:style-name="ce11" table:formula="of:=[.AD12]+[.AE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M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3]-[.$AH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3]*[.AL13]" office:value-type="float" office:value="925.909090909091" calcext:value-type="float">
            <text:p>925.91</text:p>
          </table:table-cell>
          <table:table-cell table:style-name="ce11" table:formula="of:=[.AD13]+[.AE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M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A14]+[.V14]" office:value-type="float" office:value="1309" calcext:value-type="float">
            <text:p>1309</text:p>
          </table:table-cell>
          <table:table-cell table:style-name="ce17" table:formula="of:=[.AB14]+[.AB16]" office:value-type="float" office:value="1309" calcext:value-type="float">
            <text:p>1309</text:p>
          </table:table-cell>
          <table:table-cell table:style-name="ce17" table:formula="of:=[.$AG14]-[.$AH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K14]*[.AL14]" office:value-type="float" office:value="592.857142857143" calcext:value-type="float">
            <text:p>592.86</text:p>
          </table:table-cell>
          <table:table-cell table:style-name="ce19" table:formula="of:=[.AD14]+[.AE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M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3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5]+[.V15]" office:value-type="float" office:value="1309" calcext:value-type="float">
            <text:p>1309</text:p>
          </table:table-cell>
          <table:table-cell table:style-name="ce8" table:formula="of:=[.AA14]" office:value-type="float" office:value="1309" calcext:value-type="float">
            <text:p>1309</text:p>
          </table:table-cell>
          <table:table-cell table:style-name="ce8" table:formula="of:=[.$AG15]-[.$AH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5]*[.AL15]" office:value-type="float" office:value="592.857142857143" calcext:value-type="float">
            <text:p>592.86</text:p>
          </table:table-cell>
          <table:table-cell table:style-name="ce11" table:formula="of:=[.AD15]+[.AE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M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3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6]+[.V16]" office:value-type="float" office:value="1309" calcext:value-type="float">
            <text:p>1309</text:p>
          </table:table-cell>
          <table:table-cell table:style-name="ce8" table:formula="of:=[.AA15]" office:value-type="float" office:value="1309" calcext:value-type="float">
            <text:p>1309</text:p>
          </table:table-cell>
          <table:table-cell table:style-name="ce8" table:formula="of:=[.$AG16]-[.$AH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6]*[.AL16]" office:value-type="float" office:value="592.857142857143" calcext:value-type="float">
            <text:p>592.86</text:p>
          </table:table-cell>
          <table:table-cell table:style-name="ce11" table:formula="of:=[.AD16]+[.AE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M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A17]+[.V17]+212+160" office:value-type="float" office:value="1184" calcext:value-type="float">
            <text:p>1184</text:p>
          </table:table-cell>
          <table:table-cell table:style-name="ce17" table:formula="of:=[.AB17]+[.AB19]" office:value-type="float" office:value="424" calcext:value-type="float">
            <text:p>424</text:p>
          </table:table-cell>
          <table:table-cell table:style-name="ce8" table:formula="of:=[.$AG17]-[.$AH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7])*424+(245+302)" office:value-type="float" office:value="1123.64" calcext:value-type="float">
            <text:p>1123.64</text:p>
          </table:table-cell>
          <table:table-cell table:style-name="ce10" table:formula="of:=[.AK17]*[.AL17]" office:value-type="float" office:value="518" calcext:value-type="float">
            <text:p>518.00</text:p>
          </table:table-cell>
          <table:table-cell table:style-name="ce11" table:formula="of:=[.AD17]+[.AE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M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number-columns-repeated="985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8]-[.$AH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8])*424+(245+302)" office:value-type="float" office:value="1123.64" calcext:value-type="float">
            <text:p>1123.64</text:p>
          </table:table-cell>
          <table:table-cell table:style-name="ce10" table:formula="of:=[.AK18]*[.AL18]" office:value-type="float" office:value="518" calcext:value-type="float">
            <text:p>518.00</text:p>
          </table:table-cell>
          <table:table-cell table:style-name="ce11" table:formula="of:=[.AD18]+[.AE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M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9]-[.$AH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9])*424+(245+302)" office:value-type="float" office:value="1123.64" calcext:value-type="float">
            <text:p>1123.64</text:p>
          </table:table-cell>
          <table:table-cell table:style-name="ce10" table:formula="of:=[.AK19]*[.AL19]" office:value-type="float" office:value="518" calcext:value-type="float">
            <text:p>518.00</text:p>
          </table:table-cell>
          <table:table-cell table:style-name="ce11" table:formula="of:=[.AD19]+[.AE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M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X20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A20]+[.V20]" office:value-type="float" office:value="66.6666666666667" calcext:value-type="float">
            <text:p>66.6666666666667</text:p>
          </table:table-cell>
          <table:table-cell table:style-name="ce8" table:formula="of:=[.AB20]+[.AB21]" office:value-type="float" office:value="66.6666666666667" calcext:value-type="float">
            <text:p>66.6666666666667</text:p>
          </table:table-cell>
          <table:table-cell table:style-name="ce8" table:formula="of:=[.$AG20]-[.$AH20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0]*[.AL20]" office:value-type="float" office:value="400" calcext:value-type="float">
            <text:p>400.00</text:p>
          </table:table-cell>
          <table:table-cell table:style-name="ce11" table:formula="of:=IF([.X20]&gt;[.$AI$20]+[.$AI$21];0;[.AD20]+[.AE20])" office:value-type="float" office:value="1046.2" calcext:value-type="float">
            <text:p>1046.20000</text:p>
          </table:table-cell>
          <table:table-cell table:formula="of:=[.N20]+[.L20]-[.S20]-[.T20]-[.U20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0]);[.AJ2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0]+[.H20])/[.I20])" office:value-type="float" office:value="10" calcext:value-type="float">
            <text:p>10</text:p>
          </table:table-cell>
          <table:table-cell table:style-name="ce21" table:formula="of:=MIN(45+([.AM20]-1)*15;[.I2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A21]+[.V21]" office:value-type="float" office:value="66.6666666666667" calcext:value-type="float">
            <text:p>66.6666666666667</text:p>
          </table:table-cell>
          <table:table-cell table:style-name="ce8" table:formula="of:=[.AB21]+[.AB20]" office:value-type="float" office:value="66.6666666666667" calcext:value-type="float">
            <text:p>66.6666666666667</text:p>
          </table:table-cell>
          <table:table-cell table:style-name="ce8" table:formula="of:=[.$AG21]-[.$AH2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1]*[.AL21]" office:value-type="float" office:value="400" calcext:value-type="float">
            <text:p>400.00</text:p>
          </table:table-cell>
          <table:table-cell table:style-name="ce11" table:formula="of:=IF([.X21]/0.025&gt;[.$AI$20]+[.$AI$21];0;[.AD21]+[.AE21])" office:value-type="float" office:value="1046.2" calcext:value-type="float">
            <text:p>1046.20000</text:p>
          </table:table-cell>
          <table:table-cell table:formula="of:=[.N21]+[.L21]-[.S21]-[.T21]-[.U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1]);[.AJ2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1]+[.H21])/[.I21])" office:value-type="float" office:value="10" calcext:value-type="float">
            <text:p>10</text:p>
          </table:table-cell>
          <table:table-cell table:style-name="ce21" table:formula="of:=MIN(45+([.AM21]-1)*15;[.I2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8"/>
          <table:table-cell table:style-name="ce23"/>
          <table:table-cell table:number-columns-repeated="5"/>
          <table:table-cell table:style-name="ce10"/>
          <table:table-cell table:number-columns-repeated="989"/>
        </table:table-row>
        <table:table-row table:style-name="ro2" table:number-rows-repeated="7">
          <table:table-cell table:number-columns-repeated="34"/>
          <table:table-cell table:style-name="ce10"/>
          <table:table-cell table:number-columns-repeated="98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10T22:27:00.579427946</dc:date>
    <meta:print-date>2019-11-08T07:39:00Z</meta:print-date>
    <meta:editing-cycles>9</meta:editing-cycles>
    <meta:editing-duration>PT21M25S</meta:editing-duration>
    <meta:document-statistic meta:table-count="1" meta:cell-count="783" meta:object-count="0"/>
  </office:meta>
</office:document-meta>
</file>